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Код">
      <style:text-properties fo:language="sl" fo:country="SI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fo:language="ru" fo:country="RU"/>
    </style:style>
    <style:style style:name="T1" style:family="text">
      <style:text-properties fo:color="#000000" style:font-name="Consolas" fo:font-size="10pt" style:font-size-asian="10pt" style:font-name-complex="Consolas1" style:font-size-complex="10pt"/>
    </style:style>
    <style:style style:name="T2" style:family="text">
      <style:text-properties fo:color="#000000" style:font-name="Consolas" fo:font-size="10pt" fo:language="sl" fo:country="SI" style:font-size-asian="10pt" style:font-name-complex="Consolas1" style:font-size-complex="10pt"/>
    </style:style>
    <style:style style:name="T3" style:family="text">
      <style:text-properties fo:color="#000000" style:font-name="Consolas" fo:font-size="10pt" fo:language="ru" fo:country="RU" style:font-size-asian="10pt" style:font-name-complex="Consolas1" style:font-size-complex="10pt"/>
    </style:style>
    <style:style style:name="T4" style:family="text">
      <style:text-properties fo:language="ru" fo:country="RU"/>
    </style:style>
    <style:style style:name="T5" style:family="text">
      <style:text-properties fo:language="sl" fo:country="SI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language="sl" fo:country="SI" style:font-size-asian="11pt" style:font-size-complex="11pt"/>
    </style:style>
    <style:style style:name="T8" style:family="text">
      <style:text-properties fo:font-size="11pt" fo:language="ru" fo:country="RU" style:font-size-asian="11pt" style:font-size-complex="11pt"/>
    </style:style>
    <style:style style:name="T9" style:family="text">
      <style:text-properties fo:font-size="11pt" fo:language="en" fo:country="US" style:font-size-asian="11pt" style:font-size-complex="11pt"/>
    </style:style>
    <style:style style:name="T10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Источники данных описываются как и раньше в конфигурации </text:span><text:span text:style-name="T2">jboss – standalone.xml.</text:span><text:span text:style-name="T1"> В </text:span><text:span text:style-name="T3">данный момент в системе сконфигурирован единственный источник данных</text:span><text:span text:style-name="T1">:</text:span></text:p>
      <text:p text:style-name="Код">&lt;datasource jndi-name="java:jboss/datasources/CM5" pool-name="CM5" enabled="true" use-ccm="false"&gt;<text:line-break/><text:tab/>&lt;connection-url&gt;jdbc:postgresql://localhost:5432/<text:span text:style-name="T5">CM5</text:span>&lt;/connection-url<text:span text:style-name="T5">&gt;</text:span></text:p>
      <text:p text:style-name="Код"><text:span text:style-name="T5"><text:tab/></text:span>&lt;datasource-class&gt;org.postgresql.xa.PGXADataSource&lt;/datasource-class<text:span text:style-name="T5">&gt;</text:span> <text:tab/>&lt;driver&gt;postgresql<text:span text:style-name="T4">-jdbc4.jar&lt;/driver</text:span><text:span text:style-name="T5">&gt; </text:span></text:p>
      <text:p text:style-name="Код"><text:span text:style-name="T4"><text:tab/>&lt;security&gt;</text:span><text:line-break/> <text:s text:c="3"/><text:tab/>&lt;user-name&gt;<text:span text:style-name="T5">username</text:span>&lt;/user-name&gt;<text:line-break/> <text:s text:c="3"/><text:tab/>&lt;password&gt;password&lt;/password&gt;<text:line-break/> <text:s text:c="3"/>&lt;/security&gt;</text:p>
      <text:p text:style-name="Код">&lt;/datasource&gt;</text:p>
      <text:p text:style-name="Standard">Этот источник данных будет использоваться и далее в качестве основного источника данных и источника данных по умолчанию. Аналогичным образом могут быть сконфигурированы источники данных для коллекций и отчетов. </text:p>
      <text:p text:style-name="Standard">Соотнесение логических имен источников данных (основного, коллекций и отчетов) и физических источник<text:span text:style-name="T4">ов</text:span> данных (датасорсов) производится в файле настроки <text:span text:style-name="T5">server.properties </text:span><text:span text:style-name="T4">на основании jndi-имени </text:span><text:span text:style-name="T5">datasource</text:span><text:span text:style-name="T4">:</text:span></text:p>
      <text:p text:style-name="P1">datasource.master=java:jboss/datasources/CM5</text:p>
      <text:p text:style-name="P1">datasource.collections=java:jboss/datasources/CM<text:span text:style-name="T4">5</text:span>C</text:p>
      <text:p text:style-name="P1">datasource.reports=java:jboss/datasources/CM5R</text:p>
      <text:p text:style-name="Standard">В <text:span text:style-name="T4">случае отсутствия данной конфигурации либо ее части используется существующий источник данных </text:span><text:span text:style-name="T5">java:jboss/datasources/CM5</text:span>.</text:p>
      <text:p text:style-name="Text_20_body"><text:span text:style-name="T8">Коллекции по-умолчанию работают с основным источником данных. Чтобы принудить коллекцию работать по коллекционному источнику данных необходимо использовать атрибут </text:span><text:span text:style-name="T9">useClone</text:span><text:span text:style-name="T7">:</text:span></text:p>
      <text:p text:style-name="P1">&lt;collection name="Employees" idField="id" useClone="true"&gt;</text:p>
      <text:p text:style-name="Код"><text:span text:style-name="T7">&lt;/collection&gt;</text:span></text:p>
      <text:p text:style-name="P3"><text:span text:style-name="T6">Отчеты по умолчанию работают с отчетным источником данных, чтобы принудить отчет работать по основному источнику данных необходимо выставить значение поля </text:span><text:span text:style-name="T9">forcemaster=”true” </text:span><text:span text:style-name="T6">в соответствубщей записи таблицы </text:span><text:span text:style-name="T9">report_template.</text:span></text:p>
      <text:p text:style-name="P3"><text:span text:style-name="T10">API </text:span>сервисов <text:span text:style-name="T10">CRUD, </text:span>коллекций и отчетов предоставляет возможность переопределить используемый источник данных. Это достигается посредствам параметра DataSourceContext.</text:p>
      <text:p text:style-name="P3">В случае, когда идет цепочка вызовов, в которой источник данных переопределяется многократно, используется первый установленный источник данных, последующие переопределения источника данных игнорируются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Код" style:family="paragraph" style:parent-style-name="Standard" style:default-outline-level="">
      <style:paragraph-properties fo:margin-top="0.212cm" fo:margin-bottom="0.212cm" fo:line-height="100%" fo:orphans="0" fo:widows="0" fo:hyphenation-ladder-count="no-limit" fo:background-color="#f3f3f3" fo:padding-left="0.423cm" fo:padding-right="0.423cm" fo:padding-top="0.212cm" fo:padding-bottom="0.212cm" fo:border="0.018cm solid #808080">
        <style:background-image/>
      </style:paragraph-properties>
      <style:text-properties fo:color="#000000" style:font-name="Courier New" fo:font-size="10pt" fo:language="en" fo:country="US" style:letter-kerning="true" style:font-name-asian="Andale Sans UI" style:font-size-asian="10pt" style:font-name-complex="Times New Roman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Код_20_Знак" style:display-name="Код Знак" style:family="text" style:parent-style-name="Default_20_Paragraph_20_Font">
      <style:text-properties fo:color="#000000" style:font-name="Courier New" fo:font-size="10pt" fo:language="en" fo:country="US" style:letter-kerning="true" style:font-name-asian="Andale Sans UI" style:font-size-asian="10pt" style:font-name-complex="Times New Roman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н</meta:initial-creator>
    <meta:editing-cycles>13</meta:editing-cycles>
    <meta:creation-date>2013-09-27T10:49:00</meta:creation-date>
    <dc:date>2015-05-29T18:17:19.70</dc:date>
    <meta:editing-duration>PT23H15M41S</meta:editing-duration>
    <meta:generator>OpenOffice.org/3.4.1$Win32 OpenOffice.org_project/341m1$Build-9593</meta:generator>
    <meta:document-statistic meta:table-count="0" meta:image-count="0" meta:object-count="0" meta:page-count="1" meta:paragraph-count="17" meta:word-count="189" meta:character-count="20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